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5443" officeooo:paragraph-rsid="000e54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4T08:45:33.757000000</dc:date>
    <meta:editing-duration>PT53M55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